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Times New Roman" fo:font-size="12pt" fo:language="fr" fo:country="FR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2" style:family="paragraph" style:parent-style-name="Standard">
      <style:paragraph-properties>
        <style:tab-stops>
          <style:tab-stop style:position="3.466cm"/>
        </style:tab-stops>
      </style:paragraph-properties>
    </style:style>
    <style:style style:name="P3" style:family="paragraph" style:parent-style-name="Standard">
      <style:paragraph-properties fo:margin-left="11.24cm" fo:margin-right="0cm" fo:text-indent="1.249cm" style:auto-text-indent="false"/>
    </style:style>
    <style:style style:name="P4" style:family="paragraph" style:parent-style-name="Standard">
      <style:paragraph-properties fo:margin-left="13.737cm" fo:margin-right="0cm" fo:margin-top="0cm" fo:margin-bottom="0.353cm" loext:contextual-spacing="false" fo:text-indent="0cm" style:auto-text-indent="false"/>
    </style:style>
    <style:style style:name="P5" style:family="paragraph" style:parent-style-name="Header">
      <style:paragraph-properties>
        <style:tab-stops>
          <style:tab-stop style:position="4.842cm"/>
          <style:tab-stop style:position="8.001cm" style:type="center"/>
          <style:tab-stop style:position="16.002cm" style:type="right"/>
        </style:tab-stops>
      </style:paragraph-properties>
    </style:style>
    <style:style style:name="P6" style:family="paragraph" style:parent-style-name="Header" style:list-style-name="WWNum2">
      <style:paragraph-properties>
        <style:tab-stops>
          <style:tab-stop style:position="4.842cm"/>
          <style:tab-stop style:position="8.001cm" style:type="center"/>
          <style:tab-stop style:position="16.002cm" style:type="right"/>
        </style:tab-stops>
      </style:paragraph-properties>
    </style:style>
    <style:style style:name="P7" style:family="paragraph" style:parent-style-name="Header" style:list-style-name="WWNum1">
      <style:paragraph-properties>
        <style:tab-stops>
          <style:tab-stop style:position="4.842cm"/>
          <style:tab-stop style:position="8.001cm" style:type="center"/>
          <style:tab-stop style:position="16.002cm" style:type="right"/>
        </style:tab-stops>
      </style:paragraph-properties>
    </style:style>
    <style:style style:name="P8" style:family="paragraph" style:parent-style-name="Header" style:list-style-name="WWNum1">
      <style:paragraph-properties>
        <style:tab-stops>
          <style:tab-stop style:position="4.842cm"/>
          <style:tab-stop style:position="8.001cm" style:type="center"/>
          <style:tab-stop style:position="16.002cm" style:type="right"/>
        </style:tab-stops>
      </style:paragraph-properties>
      <style:text-properties officeooo:paragraph-rsid="00088690"/>
    </style:style>
    <style:style style:name="P9" style:family="paragraph" style:parent-style-name="Header">
      <style:paragraph-properties>
        <style:tab-stops>
          <style:tab-stop style:position="4.842cm"/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Header" style:list-style-name="">
      <style:paragraph-properties>
        <style:tab-stops>
          <style:tab-stop style:position="4.842cm"/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1" style:family="paragraph" style:parent-style-name="Header" style:list-style-name="WWNum1">
      <style:paragraph-properties>
        <style:tab-stops>
          <style:tab-stop style:position="1.984cm"/>
          <style:tab-stop style:position="4.842cm"/>
          <style:tab-stop style:position="8.001cm" style:type="center"/>
          <style:tab-stop style:position="16.002cm" style:type="right"/>
        </style:tab-stops>
      </style:paragraph-properties>
    </style:style>
    <style:style style:name="P12" style:family="paragraph" style:parent-style-name="Header">
      <style:paragraph-properties>
        <style:tab-stops>
          <style:tab-stop style:position="1.984cm"/>
          <style:tab-stop style:position="4.842cm"/>
          <style:tab-stop style:position="8.001cm" style:type="center"/>
          <style:tab-stop style:position="16.002cm" style:type="right"/>
        </style:tab-stops>
      </style:paragraph-properties>
      <style:text-properties fo:color="#00000a" style:font-name="Times New Roman" fo:font-size="12pt" fo:language="fr" fo:country="FR" fo:font-weight="bold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3" style:family="paragraph" style:parent-style-name="Header" style:list-style-name="WWNum1">
      <style:paragraph-properties>
        <style:tab-stops>
          <style:tab-stop style:position="4.842cm"/>
          <style:tab-stop style:position="8.001cm" style:type="center"/>
          <style:tab-stop style:position="16.002cm" style:type="right"/>
        </style:tab-stops>
      </style:paragraph-properties>
      <style:text-properties officeooo:rsid="00088690" officeooo:paragraph-rsid="00088690"/>
    </style:style>
    <style:style style:name="P14" style:family="paragraph" style:parent-style-name="Header">
      <style:text-properties officeooo:paragraph-rsid="00088690"/>
    </style:style>
    <style:style style:name="P15" style:family="paragraph" style:parent-style-name="Header" style:master-page-name="Standard">
      <style:paragraph-properties style:page-number="auto"/>
    </style:style>
    <style:style style:name="P16" style:family="paragraph" style:parent-style-name="List_20_Paragraph" style:list-style-name="WWNum2"/>
    <style:style style:name="P17" style:family="paragraph" style:parent-style-name="List_20_Paragraph">
      <style:text-properties fo:color="#00000a" style:font-name="Times New Roman" fo:font-size="12pt" fo:language="fr" fo:country="FR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18" style:family="paragraph" style:parent-style-name="List_20_Paragraph" style:list-style-name="WWNum3"/>
    <style:style style:name="P19" style:family="paragraph" style:parent-style-name="List_20_Paragraph" style:list-style-name="WWNum3">
      <style:text-properties officeooo:paragraph-rsid="00088690"/>
    </style:style>
    <style:style style:name="P20" style:family="paragraph" style:parent-style-name="List_20_Paragraph" style:list-style-name="WWNum4"/>
    <style:style style:name="P21" style:family="paragraph" style:parent-style-name="List_20_Paragraph" style:list-style-name="WWNum5"/>
    <style:style style:name="P22" style:family="paragraph" style:parent-style-name="List_20_Paragraph" style:list-style-name="WWNum3">
      <style:paragraph-properties fo:margin-left="0cm" fo:margin-right="0cm" fo:text-indent="0cm" style:auto-text-indent="false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88690" style:font-size-asian="12pt" style:font-name-complex="Times New Roman1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font-weight="bold" officeooo:rsid="00088690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88690" style:font-weight-asian="bold" style:font-weight-complex="bold"/>
    </style:style>
    <style:style style:name="T11" style:family="text">
      <style:text-properties officeooo:rsid="000886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Aminata Dieng<text:tab/></text:span></text:p>
      <text:p text:style-name="Header"><text:span text:style-name="T1">2</text:span><text:span text:style-name="T2">2 rue des grands champ</text:span></text:p>
      <text:p text:style-name="P14"><text:span text:style-name="T2">21000 Dijon</text:span></text:p>
      <text:p text:style-name="Header"><text:span text:style-name="T1">damina.19kd@gmail.com</text:span></text:p>
      <text:p text:style-name="Header"><text:span text:style-name="T1">0768722892</text:span></text:p>
      <text:p text:style-name="P1"/>
      <text:p text:style-name="P1"/>
      <text:list xml:id="list6940064077139820037" text:style-name="WWNum2">
        <text:list-item>
          <text:p text:style-name="P6"><text:span text:style-name="T3">Formations</text:span><text:span text:style-name="T1"> :</text:span></text:p>
        </text:list-item>
      </text:list>
      <text:p text:style-name="P5"><text:span text:style-name="T1"><text:tab/></text:span></text:p>
      <text:p text:style-name="P9"/>
      <text:p text:style-name="P10"/>
      <text:list xml:id="list6758747963736455430" text:style-name="WWNum1">
        <text:list-item>
          <text:p text:style-name="P13"><text:span text:style-name="T6">2017 -2018</text:span><text:span text:style-name="T1">:Licence 3 à l'université de Bourgogne</text:span></text:p>
        </text:list-item>
        <text:list-item>
          <text:p text:style-name="P8"><text:span text:style-name="T7">2016-2017</text:span><text:span text:style-name="T2"> : Licence 2 à l'université de Bourgogne</text:span></text:p>
        </text:list-item>
        <text:list-item>
          <text:p text:style-name="P7"><text:span text:style-name="T5">2015-2016</text:span><text:span text:style-name="T1"> : Licence </text:span><text:span text:style-name="T2">2 à l'université de Bourgogne</text:span></text:p>
        </text:list-item>
        <text:list-item>
          <text:p text:style-name="P7"><text:span text:style-name="T5">2014-2015</text:span><text:span text:style-name="T1"> : Licence 1 à <text:s/>l’université <text:s/>de Bourgogne en maths-informatiques</text:span><text:bookmark text:name="_GoBack"/><text:span text:style-name="T1">.</text:span></text:p>
        </text:list-item>
        <text:list-item>
          <text:p text:style-name="P11"><text:span text:style-name="T5">2013-2014</text:span><text:span text:style-name="T1"> : Baccalauréat série S au Lycée Sainte Marie de Conakry.</text:span></text:p>
        </text:list-item>
      </text:list>
      <text:p text:style-name="P12"/>
      <text:list xml:id="list103351173301563" text:continue-list="list6940064077139820037" text:style-name="WWNum2">
        <text:list-item>
          <text:p text:style-name="P16"><text:span text:style-name="T3">Expériences professionnelles</text:span><text:span text:style-name="T5"> : </text:span></text:p>
        </text:list-item>
      </text:list>
      <text:p text:style-name="P17"/>
      <text:list xml:id="list6589926390706561176" text:style-name="WWNum3">
        <text:list-item>
          <text:p text:style-name="P18"><text:span text:style-name="T9">juillet 2016-aout2016:</text:span> <text:s/>préparatrice de commande à l'usine de café Nesspresso.(APAJ).</text:p>
        </text:list-item>
        <text:list-item>
          <text:p text:style-name="P19"><text:span text:style-name="T10">2016-2017 : </text:span><text:span text:style-name="T11">Professeur de Cours <text:s/>de Maths de particulier en particulier</text:span></text:p>
        </text:list-item>
      </text:list>
      <text:p text:style-name="List_20_Paragraph"><text:span text:style-name="T8"/></text:p>
      <text:list xml:id="list103350682951657" text:continue-numbering="true" text:style-name="WWNum3">
        <text:list-item>
          <text:p text:style-name="P18"><text:span text:style-name="T5">2012-2014</text:span><text:span text:style-name="T1"> : Agente de production à la grande poste de Sandervalia (Guinée – Conakry).</text:span></text:p>
          <text:p text:style-name="P22"><text:span text:style-name="T5"/></text:p>
        </text:list-item>
      </text:list>
      <text:list xml:id="list103351431362583" text:continue-list="list103351173301563" text:style-name="WWNum2">
        <text:list-item>
          <text:p text:style-name="P16"><text:span text:style-name="T3">Langues</text:span><text:span text:style-name="T1"> :</text:span></text:p>
        </text:list-item>
      </text:list>
      <text:list xml:id="list5495791959059118418" text:style-name="WWNum4">
        <text:list-item>
          <text:p text:style-name="P20"><text:span text:style-name="T1">Français (maitrise parfaite)<text:tab/><text:tab/></text:span></text:p>
        </text:list-item>
        <text:list-item>
          <text:p text:style-name="P20"><text:span text:style-name="T1">Anglais (niveau débutant)</text:span></text:p>
        </text:list-item>
        <text:list-item>
          <text:p text:style-name="P20"><text:span text:style-name="T1">Allemand (niveau moyen)</text:span></text:p>
        </text:list-item>
      </text:list>
      <text:p text:style-name="P2"><text:span text:style-name="T1"><text:tab/></text:span></text:p>
      <text:list xml:id="list103351352423202" text:continue-list="list103351431362583" text:style-name="WWNum2">
        <text:list-item>
          <text:p text:style-name="P16"><text:span text:style-name="T3">Loisirs</text:span><text:span text:style-name="T4"> </text:span><text:span text:style-name="T1">:</text:span></text:p>
        </text:list-item>
      </text:list>
      <text:list xml:id="list1030380687024838461" text:style-name="WWNum5">
        <text:list-item>
          <text:p text:style-name="P21"><text:span text:style-name="T1">Internet ; Lecture ; Sport</text:span></text:p>
        </text:list-item>
        <text:list-item>
          <text:p text:style-name="P21"><text:span text:style-name="T1">Tennis ; Natation ; Basketball</text:span></text:p>
        </text:list-item>
      </text:list>
      <text:p text:style-name="P1"/>
      <text:p text:style-name="P1"/>
      <text:p text:style-name="P3"><text:span text:style-name="T1"><text:s text:c="6"/>Aminata DIENG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asian="Times New Roman1" style:font-family-asian="'Times New Roman'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2pt"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3.44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71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5.98cm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7.25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8.52cm"/>
        </style:list-level-properties>
        <style:text-properties style:font-name="Courier New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9.79cm"/>
        </style:list-level-properties>
        <style:text-properties style:font-name="Wingdings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1.06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33cm"/>
        </style:list-level-properties>
        <style:text-properties style:font-name="Courier New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3.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7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4.26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5.53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6.8cm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8.07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9.34cm"/>
        </style:list-level-properties>
        <style:text-properties style:font-name="Courier New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0.61cm"/>
        </style:list-level-properties>
        <style:text-properties style:font-name="Wingdings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1.88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3.15cm"/>
        </style:list-level-properties>
        <style:text-properties style:font-name="Courier New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4.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2.144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3.414cm"/>
        </style:list-level-properties>
        <style:text-properties style:font-name="Courier New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4.6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9:33:00</meta:creation-date>
    <meta:initial-creator>hp</meta:initial-creator>
    <dc:language>fr-FR</dc:language>
    <dc:date>2018-06-07T10:33:48.843000000</dc:date>
    <meta:editing-cycles>8</meta:editing-cycles>
    <meta:editing-duration>PT11H58M43S</meta:editing-duration>
    <meta:generator>LibreOffice/5.0.2.2$Windows_x86 LibreOffice_project/37b43f919e4de5eeaca9b9755ed688758a8251fe</meta:generator>
    <meta:document-statistic meta:table-count="0" meta:image-count="0" meta:object-count="0" meta:page-count="1" meta:paragraph-count="26" meta:word-count="137" meta:character-count="841" meta:non-whitespace-character-count="728"/>
    <meta:template xlink:type="simple" xlink:actuate="onRequest" xlink:title="Normal" xlink:href=""/>
  </office:meta>
</office:document-meta>
</file>